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tion<text:tab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est of dif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These are notes.</text:p>
              <text:p>These notres have changed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6:15:10.737030903</meta:creation-date>
    <dc:date>2014-08-14T16:20:33.269087256</dc:date>
    <meta:editing-duration>PT4M9S</meta:editing-duration>
    <meta:editing-cycles>2</meta:editing-cycles>
    <meta:generator>LibreOffice/4.2.4.2$Linux_X86_64 LibreOffice_project/420m0$Build-2</meta:generator>
    <meta:document-statistic meta:object-count="25"/>
  </office:meta>
</office:document-meta>
</file>